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ScanBeanDefinitionParser.configureScanner( ParserContext parserContext , 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mponentScanBeanDefinitionParser.registerComponents( XmlReaderContext readerContext , Set &lt; BeanDefinitionHolder &gt; beanDefinitions , 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ponentScanBeanDefinitionParser.instantiateUserDefinedStrategy( String className , Class &lt; ? &gt; strategyType , @ Nullable ClassLoader classLo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mponentScanBeanDefinitionParser.parseTypeFilters( Element element , ClassPathBeanDefinitionScanner scanner , ParserContext parser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omponentScanBeanDefinitionParser.parse( Element element , ParserContext pars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nentScanBeanDefinitionParser.createTypeFilter( Element element , @ Nullable ClassLoader classLoader , ParserContext parser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omponentScanBeanDefinitionParser.parseScope( Element element , ClassPathBeanDefinitionScanner scann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mponentScanBeanDefinitionParser.parseBeanNameGenerator( Element element , ClassPathBeanDefinitionScanner scan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nentScanBeanDefinitionParser.createScanner( XmlReaderContext readerContext , boolean useDefault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